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665in" svg:y="0in">
            <draw:object draw:notify-on-update-of-ranges="Sheet1.A1:Sheet1.A6 Sheet1.D55:Sheet1.D60 Sheet1.D61:Sheet1.D66 Sheet1.D49:Sheet1.D54 Sheet1.D1:Sheet1.D6 Sheet1.D13:Sheet1.D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0.1155" calcext:value-type="float">
            <text:p>80.1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0.7569" calcext:value-type="float">
            <text:p>80.7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1.1418" calcext:value-type="float">
            <text:p>81.14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1.0135" calcext:value-type="float">
            <text:p>81.0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0.9493" calcext:value-type="float">
            <text:p>80.94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1.3983" calcext:value-type="float">
            <text:p>81.3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80.1155" calcext:value-type="float">
            <text:p>80.11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80.7569" calcext:value-type="float">
            <text:p>80.7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81.2059" calcext:value-type="float">
            <text:p>81.20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81.0135" calcext:value-type="float">
            <text:p>81.01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80.8852" calcext:value-type="float">
            <text:p>80.88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81.3983" calcext:value-type="float">
            <text:p>81.3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7.9346" calcext:value-type="float">
            <text:p>77.93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0.0513" calcext:value-type="float">
            <text:p>80.0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79.5382" calcext:value-type="float">
            <text:p>79.5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0.5003" calcext:value-type="float">
            <text:p>80.5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0.1155" calcext:value-type="float">
            <text:p>80.11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0.821" calcext:value-type="float">
            <text:p>80.8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1.084" calcext:value-type="float">
            <text:p>91.0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1.6613" calcext:value-type="float">
            <text:p>91.66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1.084" calcext:value-type="float">
            <text:p>91.0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1.6613" calcext:value-type="float">
            <text:p>91.661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1.6613" calcext:value-type="float">
            <text:p>91.66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91.084" calcext:value-type="float">
            <text:p>91.0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91.5972" calcext:value-type="float">
            <text:p>91.59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91.084" calcext:value-type="float">
            <text:p>91.08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91.1482" calcext:value-type="float">
            <text:p>91.148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91.5972" calcext:value-type="float">
            <text:p>91.597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91.5972" calcext:value-type="float">
            <text:p>91.597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88.9673" calcext:value-type="float">
            <text:p>88.967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91.4047" calcext:value-type="float">
            <text:p>91.404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87.8127" calcext:value-type="float">
            <text:p>87.812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0.7633" calcext:value-type="float">
            <text:p>90.76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0.635" calcext:value-type="float">
            <text:p>90.63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0.5709" calcext:value-type="float">
            <text:p>90.570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1.2765" calcext:value-type="float">
            <text:p>91.276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1.4047" calcext:value-type="float">
            <text:p>91.4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89.9294" calcext:value-type="float">
            <text:p>89.9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90.9557" calcext:value-type="float">
            <text:p>90.95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91.982" calcext:value-type="float">
            <text:p>91.9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92.3028" calcext:value-type="float">
            <text:p>92.30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92.3669" calcext:value-type="float">
            <text:p>92.36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91.982" calcext:value-type="float">
            <text:p>91.9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87.492" calcext:value-type="float">
            <text:p>87.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0.3143" calcext:value-type="float">
            <text:p>90.31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0.8275" calcext:value-type="float">
            <text:p>90.82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1.7896" calcext:value-type="float">
            <text:p>91.78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99.5832" calcext:value-type="float">
            <text:p>99.58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94.3091" calcext:value-type="float">
            <text:p>94.3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93.5556" calcext:value-type="float">
            <text:p>93.5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91.151" calcext:value-type="float">
            <text:p>91.1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91.2312" calcext:value-type="float">
            <text:p>91.23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chebyshev</text:p>
          </table:table-cell>
          <table:table-cell office:value-type="float" office:value="89.4037" calcext:value-type="float">
            <text:p>89.40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chebyshev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9.5479" calcext:value-type="float">
            <text:p>89.54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90.7663" calcext:value-type="float">
            <text:p>90.76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8.9548" calcext:value-type="float">
            <text:p>88.9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8.3296" calcext:value-type="float">
            <text:p>88.3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7.0952" calcext:value-type="float">
            <text:p>87.09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ebyshev</text:p>
          </table:table-cell>
          <table:table-cell office:value-type="float" office:value="87.0952" calcext:value-type="float">
            <text:p>87.09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7.0824" calcext:value-type="float">
            <text:p>97.08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7.6755" calcext:value-type="float">
            <text:p>97.67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5.7839" calcext:value-type="float">
            <text:p>95.783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5.9763" calcext:value-type="float">
            <text:p>95.97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F</text:p>
          </table:table-cell>
          <table:table-cell office:value-type="string" calcext:value-type="string">
            <text:p>euclidean</text:p>
          </table:table-cell>
          <table:table-cell office:value-type="float" office:value="94.6297" calcext:value-type="float">
            <text:p>94.629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7.0824" calcext:value-type="float">
            <text:p>97.082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7.6755" calcext:value-type="float">
            <text:p>97.67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7.6755" calcext:value-type="float">
            <text:p>97.675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5.9763" calcext:value-type="float">
            <text:p>95.976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F-X</text:p>
          </table:table-cell>
          <table:table-cell office:value-type="string" calcext:value-type="string">
            <text:p>euclidean</text:p>
          </table:table-cell>
          <table:table-cell office:value-type="float" office:value="95.9763" calcext:value-type="float">
            <text:p>95.976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I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euclidean</text:p>
          </table:table-cell>
          <table:table-cell office:value-type="float" office:value="93.5877" calcext:value-type="float">
            <text:p>93.587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4.774" calcext:value-type="float">
            <text:p>94.77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6.1045" calcext:value-type="float">
            <text:p>96.104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4.4854" calcext:value-type="float">
            <text:p>94.485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4.4694" calcext:value-type="float">
            <text:p>94.469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3.6839" calcext:value-type="float">
            <text:p>93.683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uclidean</text:p>
          </table:table-cell>
          <table:table-cell office:value-type="float" office:value="93.5877" calcext:value-type="float">
            <text:p>93.58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I</text:p>
          </table:table-cell>
          <table:table-cell office:value-type="string" calcext:value-type="string">
            <text:p>manhatta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4.3091" calcext:value-type="float">
            <text:p>94.30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6.377" calcext:value-type="float">
            <text:p>96.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4.0526" calcext:value-type="float">
            <text:p>94.05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4.1167" calcext:value-type="float">
            <text:p>94.11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3.5236" calcext:value-type="float">
            <text:p>93.5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anhattan</text:p>
          </table:table-cell>
          <table:table-cell office:value-type="float" office:value="93.732" calcext:value-type="float">
            <text:p>93.732</text:p>
          </table:table-cell>
        </table:table-row>
      </table:table>
      <table:named-expressions/>
      <table:database-ranges>
        <table:database-range table:name="__Anonymous_Sheet_DB__0" table:target-range-address="Sheet1.A68:Sheet1.D133" table:contains-header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7:10:26.877000000</meta:creation-date>
    <dc:date>2014-02-13T10:02:55.023000000</dc:date>
    <meta:editing-duration>PT1H50M34S</meta:editing-duration>
    <meta:editing-cycles>2</meta:editing-cycles>
    <meta:generator>LibreOffice/4.1.4.2$Windows_x86 LibreOffice_project/0a0440ccc0227ad9829de5f46be37cfb6edcf72</meta:generator>
    <meta:document-statistic meta:table-count="1" meta:cell-count="4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kNN ISOLET Test Set</text:p>
        </chart:title>
        <chart:legend chart:legend-position="end" svg:x="12.619cm" svg:y="3.14cm" style:legend-expansion="high" chart:style-name="ch3"/>
        <chart:plot-area chart:style-name="ch4" table:cell-range-address="Sheet1.A1:Sheet1.A6 Sheet1.D49:Sheet1.D66 Sheet1.D1:Sheet1.D6 Sheet1.D13:Sheet1.D18" chart:data-source-has-labels="both" svg:x="1.358cm" svg:y="1.635cm" svg:width="10.621cm" svg:height="6.177cm">
          <chartooo:coordinate-region svg:x="1.979cm" svg:y="1.847cm" svg:width="9.906cm" svg:height="5.292cm"/>
          <chart:axis chart:dimension="x" chart:name="primary-x" chart:style-name="ch5" chartooo:axis-type="auto">
            <chartooo:date-scale/>
            <chart:title svg:x="6.531cm" svg:y="7.993cm" chart:style-name="ch6">
              <text:p>k</text:p>
            </chart:title>
            <chart:categories table:cell-range-address="Sheet1.A1:Sheet1.A6"/>
          </chart:axis>
          <chart:axis chart:dimension="y" chart:name="primary-y" chart:style-name="ch5">
            <chart:title svg:x="0.451cm" svg:y="5.495cm" chart:style-name="ch7">
              <text:p>% Correct</text:p>
            </chart:title>
            <chart:grid chart:style-name="ch8" chart:class="major"/>
          </chart:axis>
          <chart:series chart:style-name="ch9" chart:values-cell-range-address="Sheet1.D55:Sheet1.D60" chart:label-cell-address="" chart:class="chart:line">
            <chart:data-point chart:repeated="6"/>
          </chart:series>
          <chart:series chart:style-name="ch10" chart:values-cell-range-address="Sheet1.D61:Sheet1.D66" chart:label-cell-address="" chart:class="chart:line">
            <chart:data-point chart:repeated="6"/>
          </chart:series>
          <chart:series chart:style-name="ch11" chart:values-cell-range-address="Sheet1.D49:Sheet1.D54" chart:label-cell-address="" chart:class="chart:line">
            <chart:data-point chart:repeated="6"/>
          </chart:series>
          <chart:series chart:style-name="ch12" chart:values-cell-range-address="Sheet1.D1:Sheet1.D6" chart:label-cell-address="" chart:class="chart:line">
            <chart:data-point chart:repeated="6"/>
          </chart:series>
          <chart:series chart:style-name="ch13" chart:values-cell-range-address="Sheet1.D13:Sheet1.D18" chart:label-cell-address="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hattan -I</text:p>
              </table:table-cell>
              <table:table-cell office:value-type="string">
                <text:p>manhattan</text:p>
              </table:table-cell>
              <table:table-cell office:value-type="string">
                <text:p>euclidean</text:p>
              </table:table-cell>
              <table:table-cell office:value-type="string">
                <text:p>chebyshev -F</text:p>
              </table:table-cell>
              <table:table-cell office:value-type="string">
                <text:p>chebyshev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1:Sheet1.A6</svg:desc>
                </draw:g>
              </table:table-cell>
              <table:table-cell office:value-type="float" office:value="89.9294">
                <text:p>89.9294</text:p>
                <draw:g>
                  <svg:desc>Sheet1.D55:Sheet1.D60</svg:desc>
                </draw:g>
              </table:table-cell>
              <table:table-cell office:value-type="float" office:value="87.492">
                <text:p>87.492</text:p>
                <draw:g>
                  <svg:desc>Sheet1.D61:Sheet1.D66</svg:desc>
                </draw:g>
              </table:table-cell>
              <table:table-cell office:value-type="float" office:value="87.8127">
                <text:p>87.8127</text:p>
                <draw:g>
                  <svg:desc>Sheet1.D49:Sheet1.D54</svg:desc>
                </draw:g>
              </table:table-cell>
              <table:table-cell office:value-type="float" office:value="80.1155">
                <text:p>80.1155</text:p>
                <draw:g>
                  <svg:desc>Sheet1.D1:Sheet1.D6</svg:desc>
                </draw:g>
              </table:table-cell>
              <table:table-cell office:value-type="float" office:value="77.9346">
                <text:p>77.9346</text:p>
                <draw:g>
                  <svg:desc>Sheet1.D13:Sheet1.D1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0.9557">
                <text:p>90.9557</text:p>
              </table:table-cell>
              <table:table-cell office:value-type="float" office:value="90.3143">
                <text:p>90.3143</text:p>
              </table:table-cell>
              <table:table-cell office:value-type="float" office:value="90.7633">
                <text:p>90.7633</text:p>
              </table:table-cell>
              <table:table-cell office:value-type="float" office:value="80.7569">
                <text:p>80.7569</text:p>
              </table:table-cell>
              <table:table-cell office:value-type="float" office:value="80.0513">
                <text:p>80.05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1.982">
                <text:p>91.982</text:p>
              </table:table-cell>
              <table:table-cell office:value-type="float" office:value="90.8275">
                <text:p>90.8275</text:p>
              </table:table-cell>
              <table:table-cell office:value-type="float" office:value="90.635">
                <text:p>90.635</text:p>
              </table:table-cell>
              <table:table-cell office:value-type="float" office:value="81.1418">
                <text:p>81.1418</text:p>
              </table:table-cell>
              <table:table-cell office:value-type="float" office:value="79.5382">
                <text:p>79.538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.3028">
                <text:p>92.3028</text:p>
              </table:table-cell>
              <table:table-cell office:value-type="float" office:value="91.7896">
                <text:p>91.7896</text:p>
              </table:table-cell>
              <table:table-cell office:value-type="float" office:value="90.5709">
                <text:p>90.5709</text:p>
              </table:table-cell>
              <table:table-cell office:value-type="float" office:value="81.0135">
                <text:p>81.0135</text:p>
              </table:table-cell>
              <table:table-cell office:value-type="float" office:value="80.5003">
                <text:p>80.500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2.3669">
                <text:p>92.3669</text:p>
              </table:table-cell>
              <table:table-cell office:value-type="float" office:value="91.533">
                <text:p>91.533</text:p>
              </table:table-cell>
              <table:table-cell office:value-type="float" office:value="91.2765">
                <text:p>91.2765</text:p>
              </table:table-cell>
              <table:table-cell office:value-type="float" office:value="80.9493">
                <text:p>80.9493</text:p>
              </table:table-cell>
              <table:table-cell office:value-type="float" office:value="80.1155">
                <text:p>80.115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1.982">
                <text:p>91.982</text:p>
              </table:table-cell>
              <table:table-cell office:value-type="float" office:value="91.533">
                <text:p>91.533</text:p>
              </table:table-cell>
              <table:table-cell office:value-type="float" office:value="91.4047">
                <text:p>91.4047</text:p>
              </table:table-cell>
              <table:table-cell office:value-type="float" office:value="81.3983">
                <text:p>81.3983</text:p>
              </table:table-cell>
              <table:table-cell office:value-type="float" office:value="80.821">
                <text:p>80.8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